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adea" svg:font-family="Calade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2423b" officeooo:paragraph-rsid="0002423b"/>
    </style:style>
    <style:style style:name="P2" style:family="paragraph" style:parent-style-name="Standard">
      <style:text-properties style:font-name="Arial" officeooo:rsid="0003fce7" officeooo:paragraph-rsid="0003fce7"/>
    </style:style>
    <style:style style:name="P3" style:family="paragraph" style:parent-style-name="Standard">
      <style:text-properties style:font-name="Arial" officeooo:rsid="0006c00e" officeooo:paragraph-rsid="0006c00e"/>
    </style:style>
    <style:style style:name="P4" style:family="paragraph" style:parent-style-name="Standard">
      <style:text-properties style:font-name="Arial" officeooo:rsid="0006c00e" officeooo:paragraph-rsid="0007d942"/>
    </style:style>
    <style:style style:name="P5" style:family="paragraph" style:parent-style-name="Standard">
      <style:text-properties style:font-name="Arial" officeooo:rsid="0007d942" officeooo:paragraph-rsid="0007d942"/>
    </style:style>
    <style:style style:name="P6" style:family="paragraph" style:parent-style-name="Standard">
      <style:text-properties style:font-name="Arial" officeooo:rsid="0007d942" officeooo:paragraph-rsid="0008a195"/>
    </style:style>
    <style:style style:name="P7" style:family="paragraph" style:parent-style-name="Standard">
      <style:text-properties style:font-name="Arial" fo:font-weight="bold" officeooo:rsid="0007d942" officeooo:paragraph-rsid="0007d942" style:font-weight-asian="bold" style:font-weight-complex="bold"/>
    </style:style>
    <style:style style:name="P8" style:family="paragraph" style:parent-style-name="Standard">
      <style:text-properties style:font-name="Arial" fo:font-weight="bold" officeooo:rsid="0007d942" officeooo:paragraph-rsid="0008a195" style:font-weight-asian="bold" style:font-weight-complex="bold"/>
    </style:style>
    <style:style style:name="P9" style:family="paragraph" style:parent-style-name="Standard">
      <style:text-properties style:font-name="Arial" officeooo:rsid="0008a195" officeooo:paragraph-rsid="0008a195"/>
    </style:style>
    <style:style style:name="P10" style:family="paragraph" style:parent-style-name="Standard">
      <style:text-properties style:font-name="Arial" fo:font-style="italic" officeooo:rsid="0008a195" officeooo:paragraph-rsid="0008a195" style:font-style-asian="italic" style:font-style-complex="italic"/>
    </style:style>
    <style:style style:name="P11" style:family="paragraph" style:parent-style-name="Standard">
      <style:text-properties style:font-name="Arial" fo:font-style="italic" officeooo:rsid="0009f0e3" officeooo:paragraph-rsid="0009f0e3" style:font-style-asian="italic" style:font-style-complex="italic"/>
    </style:style>
    <style:style style:name="P12" style:family="paragraph" style:parent-style-name="Standard">
      <style:text-properties style:font-name="Arial" officeooo:rsid="00090bd6" officeooo:paragraph-rsid="00090bd6"/>
    </style:style>
    <style:style style:name="P13" style:family="paragraph" style:parent-style-name="Standard">
      <style:text-properties style:font-name="Arial" officeooo:rsid="0009f0e3" officeooo:paragraph-rsid="0009f0e3"/>
    </style:style>
    <style:style style:name="P14" style:family="paragraph" style:parent-style-name="Standard">
      <style:text-properties style:font-name="Arial" fo:font-style="normal" officeooo:rsid="0009f0e3" officeooo:paragraph-rsid="0009f0e3" style:font-style-asian="normal" style:font-style-complex="normal"/>
    </style:style>
    <style:style style:name="P15" style:family="paragraph" style:parent-style-name="Standard">
      <style:text-properties style:font-name="Arial" fo:font-style="normal" officeooo:rsid="000a52c8" officeooo:paragraph-rsid="000a52c8" style:font-style-asian="normal" style:font-style-complex="normal"/>
    </style:style>
    <style:style style:name="P16" style:family="paragraph" style:parent-style-name="Standard">
      <style:text-properties style:font-name="Arial" fo:font-style="normal" officeooo:rsid="000aa916" officeooo:paragraph-rsid="000aa916" style:font-style-asian="normal" style:font-style-complex="normal"/>
    </style:style>
    <style:style style:name="P17" style:family="paragraph" style:parent-style-name="Standard">
      <style:text-properties style:font-name="Arial" fo:font-style="normal" officeooo:rsid="000c8f76" officeooo:paragraph-rsid="000c8f76" style:font-style-asian="normal" style:font-style-complex="normal"/>
    </style:style>
    <style:style style:name="P18" style:family="paragraph" style:parent-style-name="Standard">
      <style:text-properties style:font-name="Arial" fo:font-style="normal" officeooo:rsid="000d3789" officeooo:paragraph-rsid="000d3789" style:font-style-asian="normal" style:font-style-complex="normal"/>
    </style:style>
    <style:style style:name="P19" style:family="paragraph" style:parent-style-name="Standard">
      <style:text-properties style:font-name="Arial" fo:font-style="normal" fo:font-weight="bold" officeooo:rsid="000aa916" officeooo:paragraph-rsid="000aa916" style:font-style-asian="normal" style:font-weight-asian="bold" style:font-style-complex="normal" style:font-weight-complex="bold"/>
    </style:style>
    <style:style style:name="P20" style:family="paragraph" style:parent-style-name="Standard">
      <style:text-properties officeooo:paragraph-rsid="0007d942"/>
    </style:style>
    <style:style style:name="P21" style:family="paragraph" style:parent-style-name="Standard">
      <style:text-properties fo:color="#800000" style:font-name="Arial" fo:font-style="normal" fo:font-weight="bold" officeooo:rsid="0009f0e3" officeooo:paragraph-rsid="0009f0e3" style:font-style-asian="normal" style:font-weight-asian="bold" style:font-style-complex="normal" style:font-weight-complex="bold"/>
    </style:style>
    <style:style style:name="P22" style:family="paragraph" style:parent-style-name="Standard">
      <style:text-properties fo:color="#800000" style:font-name="Caladea" officeooo:rsid="0008a195" officeooo:paragraph-rsid="0008a195"/>
    </style:style>
    <style:style style:name="P23" style:family="paragraph" style:parent-style-name="Standard">
      <style:paragraph-properties fo:text-align="center" style:justify-single-word="false"/>
      <style:text-properties fo:color="#ff0000" style:font-name="Bahnschrift" fo:font-size="18pt" fo:font-weight="bold" officeooo:rsid="0002423b" officeooo:paragraph-rsid="0002423b" style:font-size-asian="18pt" style:font-weight-asian="bold" style:font-size-complex="18pt" style:font-weight-complex="bold"/>
    </style:style>
    <style:style style:name="T1" style:family="text">
      <style:text-properties officeooo:rsid="0006c00e"/>
    </style:style>
    <style:style style:name="T2" style:family="text">
      <style:text-properties officeooo:rsid="0007d942"/>
    </style:style>
    <style:style style:name="T3" style:family="text">
      <style:text-properties style:font-name="Arial" officeooo:rsid="0006c00e"/>
    </style:style>
    <style:style style:name="T4" style:family="text">
      <style:text-properties style:font-name="Arial" officeooo:rsid="0007d942"/>
    </style:style>
    <style:style style:name="T5" style:family="text">
      <style:text-properties style:font-name="Arial" fo:font-weight="bold" officeooo:rsid="0007d942" style:font-weight-asian="bold" style:font-weight-complex="bold"/>
    </style:style>
    <style:style style:name="T6" style:family="text">
      <style:text-properties style:font-name="Arial" fo:font-weight="bold" officeooo:rsid="0006c00e" style:font-weight-asian="bold" style:font-weight-complex="bold"/>
    </style:style>
    <style:style style:name="T7" style:family="text">
      <style:text-properties fo:color="#800000"/>
    </style:style>
    <style:style style:name="T8" style:family="text">
      <style:text-properties fo:color="#800000" style:font-name="Arial" fo:font-weight="bold" officeooo:rsid="0007d942" style:font-weight-asian="bold" style:font-weight-complex="bold"/>
    </style:style>
    <style:style style:name="T9" style:family="text">
      <style:text-properties fo:color="#8000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officeooo:rsid="0008a195"/>
    </style:style>
    <style:style style:name="T12" style:family="text">
      <style:text-properties style:text-position="super 58%"/>
    </style:style>
    <style:style style:name="T13" style:family="text">
      <style:text-properties style:text-position="0% 100%"/>
    </style:style>
    <style:style style:name="T14" style:family="text">
      <style:text-properties officeooo:rsid="00090bd6"/>
    </style:style>
    <style:style style:name="T15" style:family="text">
      <style:text-properties officeooo:rsid="00095bfd"/>
    </style:style>
    <style:style style:name="T16" style:family="text">
      <style:text-properties fo:font-style="normal" style:font-style-asian="normal" style:font-style-complex="normal"/>
    </style:style>
    <style:style style:name="T17" style:family="text">
      <style:text-properties officeooo:rsid="000a52c8"/>
    </style:style>
    <style:style style:name="T18" style:family="text">
      <style:text-properties officeooo:rsid="000aa916"/>
    </style:style>
    <style:style style:name="T19" style:family="text">
      <style:text-properties officeooo:rsid="000c8f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int Louis arte </text:p>
      <text:p text:style-name="P2">Magie d’efecnous </text:p>
      <text:p text:style-name="P1"/>
      <text:p text:style-name="P23">Le France au XIIIe : le siècle de Saint-Louis </text:p>
      <text:p text:style-name="P3">Le Moyen Age Centrale </text:p>
      <text:p text:style-name="P3"/>
      <text:p text:style-name="P3">Louis IX : 1226 70 : accède au trône à la mort de son père. Il est mineur (12ans), la Régence est donc exercé par sa mère Blanche de Castille = femme importante, dans piété, fort sans de l’état, rôle de régente fort, prépare son fils au royaume + influence à son fils tout le long de sa vie &amp; qui lui fait épouser Marguerite de Provence (13ans)</text:p>
      <text:p text:style-name="P3">= choix qui permet de faire entrer un territoire qui ne lui appartient pas : La Provence </text:p>
      <text:p text:style-name="P3">= choix politique, 11 enfants </text:p>
      <text:p text:style-name="P3"/>
      <text:p text:style-name="P3">- Louis IX s’émancipe à partir de 1235 pour mener une politique énergique, poursuivant l’oeuvre de son grand-père. </text:p>
      <text:p text:style-name="P3"><text:span text:style-name="T10">- Homme </text:span>de grande piété et très conscient de sa mission de roi, il unit constamment souci moral et souci du bien public <text:span text:style-name="T2">= </text:span><text:s/>roi pieux, juste, soucieux du bien de l’État de son royaume.- roi bâtisseur </text:p>
      <text:p text:style-name="P4"><text:span text:style-name="T10">- Roi chrétien défenseur de l’église</text:span> : modèle de la chrétienté = protège l’église <text:span text:style-name="T2">par ceux qui la menace :</text:span></text:p>
      <text:p text:style-name="P4"/>
      <text:p text:style-name="P20"><text:span text:style-name="T5"><text:s text:c="2"/></text:span><text:span text:style-name="T6">→</text:span><text:span text:style-name="T5"> </text:span><text:span text:style-name="T6">Cathares</text:span><text:span text:style-name="T4">(personnes qui se convietissent, épouse idées, en rebéllion <text:s/>contre le clergé ,</text:span></text:p>
      <text:p text:style-name="P20"><text:span text:style-name="T8">cathare</text:span><text:span text:style-name="T4"> = </text:span><text:span text:style-name="T7">Membre de différentes sectes religieuses hérétiques se disant composées de « purs » refusant le monde en tant que créé par le principe du Mal.Membre d'une des sectes héritières du manichéisme, répandues en Europe au Moyen Âge et combattues dans le midi de la France par le pape Innocent III Personne qui prône une pureté excessive <text:s/></text:span><text:span text:style-name="T4">) </text:span><text:span text:style-name="T3">/croisade albigeois </text:span><text:span text:style-name="T4">= efficacité double permet à Saint Louis de mettre un pied dans le comté de Toulouse et de s’y installé </text:span></text:p>
      <text:p text:style-name="P7">- l’église voit gagner ses idées auprès des cathares</text:p>
      <text:p text:style-name="P7"/>
      <text:p text:style-name="P8"><text:span text:style-name="T1">- Juifs/mesures discriminatoires/usure/telmud/rouelle</text:span></text:p>
      <text:p text:style-name="P6">Qualifie Saint Louis de roi anti-sémite : interdire la pratique de l’usure (c’est le près où on a un taux à ne pas dépasser mais les artisans et marchand ont besoin d’avoir une avance de tersorie, mais quans on le trouve pas, de plus en plus de personne font « banquier » est c’est souvent les juifs mais l’église considère ça comme un pêché. A Cahors, série de marchand qui prête argent) (l’église est contre les banquiers + pas de structure) </text:p>
      <text:p text:style-name="P5">= Saint Louis interdit l’usure = devient activité illicite <text:span text:style-name="T11">= mesure qui associe les juifs à l’argent </text:span></text:p>
      <text:p text:style-name="P9">Porte de la rouelle : symbole qu’ils doivent d’être sur vêtement pour savoir qu’ils sont juifs.</text:p>
      <text:p text:style-name="P9">Telmud : roi chrétien, qui veut convertir les juifs, confisque leur livres religieux et les poussent à aller à l’église. </text:p>
      <text:p text:style-name="P9">= instrument pour préparer dérive qui se développe au XIV </text:p>
      <text:p text:style-name="P9"/>
      <text:p text:style-name="P9">En 1238 : apprend que les Saintes reliques (couronne épines, vraie croix) sont à vendre, il doit les acheter et les sortir des mains des infidèles car c’est son rôle de roi pieux. Il réuni les fond nécessaire et grâce à l’empereur germanique, il négocie et fait venir les reliques </text:p>
      <text:p text:style-name="P9">= Il montre ici la puissance financière et moral de la France </text:p>
      <text:p text:style-name="P10">Roi pieux : Louis IX recevant les Saintes Reliques, Chronique de Saint Denis vers 1332 </text:p>
      <text:p text:style-name="P9">Cérémonie où ils célèbrent l’événement</text:p>
      <text:p text:style-name="P9">Il veut montrer et exposer ses reliques : il construit une chapelle (Sainte Chapelle) dédié à ses reliques : roi bâtisseur </text:p>
      <text:p text:style-name="P9"/>
      <text:p text:style-name="P9"><text:soft-page-break/>Des le XIV : La Sainte Chapelle est représenté à de nombreuses reprises : aujourd’hui il ne reste que les tours : gothique : monument emblématique construit par Saint Louis </text:p>
      <text:p text:style-name="P9">= il accompli sa mission de roi chrétien : acheté + montre dans une construction à la dimension de l’importance de ses reliques. </text:p>
      <text:p text:style-name="P9"/>
      <text:p text:style-name="P9"/>
      <text:p text:style-name="P9">En 1244, malade fait vœu de prendre la croix.</text:p>
      <text:p text:style-name="P9">Combat le roi d’Angleterre mais touché par maladie : on pense qu’il va mourir mais il est guéris <text:span text:style-name="T14">miraculeusement</text:span>, alors qu’il est malade il fait vœux de partir à la 7<text:span text:style-name="T12">e</text:span> croisade. <text:span text:style-name="T14">Croisades longues et coûteuses, tout le monde peut partir, et pensent accomplir leur devoir de chrétien. Il faut armé, prévoir bateau, argent … Expédition qui le retient de 1248 à 1254 : car il avait confit la Régence à sa mère mais elle meurt à son retour donc il revient pour reprendre le contrôle. Croisade en échec mais le voyage lui apporte beaucoup, il rencontre et chevauche avec les représentant de l’Occident : permet de nouer liens et de voir ce qu’il se passe ailleurs. Il pense qu’il y retournera, après 1254, il veut régler des choses dans son royaume pour pouvoir repartir, réformer l’administration, peuple n’ont plus leurs place = donc 1254 séries de traité. </text:span></text:p>
      <text:p text:style-name="P22">Croisades : mission de ce rendre sur une terre sainte : voyage qui prend une conotation particulière quand la terre sainte n’est plus contrôlé des byzantins mais ottoman qui ne sont pas chrétien mais musulman = guerre sainte = reconquête </text:p>
      <text:p text:style-name="P22">Numérotation des croisades </text:p>
      <text:p text:style-name="P9"/>
      <text:p text:style-name="P9"/>
      <text:p text:style-name="P12">En 1268 : décide de reprendre la croix (8<text:span text:style-name="T12">e</text:span> croisade mai 1270 = désastre meurt le 25 aout près de Tunis d’une maladie) </text:p>
      <text:p text:style-name="P12">Considéré comme saint de son vivant écrouelles canonisé en 1297. </text:p>
      <text:p text:style-name="P12">Son corps dispersé sous forme de reliques = une étpae essentielle de la construction de l’image du roi chrétien. </text:p>
      <text:p text:style-name="P12">Le roi meurt <text:s/>sur place et il faut ramener son corps : donc travail sur le corps : embaumement du corps : en deux élément = 1297 canonisé = il devient saint de l’église et tout le monde veut ses reliques. Dès son vivant certains disait qu’il était un saint capable de faire des miracles. </text:p>
      <text:p text:style-name="P12">Saint Thaumaturge : produit des miracles </text:p>
      <text:p text:style-name="P12">Diffusion du cultes de Saint Louis : <text:span text:style-name="T15">construction de nouvelles ville et on donnait le saint protecteur de Saint Louis car à la mode et ses églises demandent les reliques = donc reliques de Saint Louis un peu partout. </text:span></text:p>
      <text:p text:style-name="P12"/>
      <text:p text:style-name="P13">Sources abondantes sur Saint-Louis : enluminure &amp; chronique enluminée. </text:p>
      <text:p text:style-name="P13">= image de roi pieux, modèle idéal du roi de France </text:p>
      <text:p text:style-name="P11">→ L’Ordre de la consécration et du couronnement des rois de France </text:p>
      <text:p text:style-name="P11">→ Monseigneur Saint Louis </text:p>
      <text:p text:style-name="P11">→ <text:span text:style-name="T16">Joinville,</text:span> Livre de saintes paroles et des bons faits de notre saint roi Louis </text:p>
      <text:p text:style-name="P10"/>
      <text:p text:style-name="P21">→ Manuscrit : Monseigneur Saint-Louis </text:p>
      <text:p text:style-name="P14">BV : explique image de la diapo suivant </text:p>
      <text:p text:style-name="P14">- Comme bande dessiné</text:p>
      <text:p text:style-name="P14">- à l’intérieur du tableau, il y a plusieurs scènes</text:p>
      <text:p text:style-name="P14">- on reconnaît Saint-Louis : par le sceptre (la main de justice), couronne, manteau bleu, manteau d’hermine, fleur de lys</text:p>
      <text:p text:style-name="P14">- il est entrain de rendre justice avec ses conseillers</text:p>
      <text:p text:style-name="P14">- <text:span text:style-name="T17">roi qui se déplace</text:span></text:p>
      <text:p text:style-name="P14"/>
      <text:p text:style-name="P15"><text:soft-page-break/></text:p>
      <text:p text:style-name="P15"><text:span text:style-name="T10">Mission royale </text:span>→ Traité de Paris 1259, archives nationales de France </text:p>
      <text:p text:style-name="P15">Traité de pars conclu entre la France et l’Angleterre et ratifié à Londres le 13octobre 1259 par Henri III, roi d’Angleterre et Louis IX. Acte en français scellé du sceau de Henri III en cire verte sur cordonnets de soie rouge et verte </text:p>
      <text:p text:style-name="P15">Angleterre veulent récupérer la Jeunet </text:p>
      <text:p text:style-name="P15"/>
      <text:p text:style-name="P15"><text:span text:style-name="T10">Des réformes pour satisfaire Dieu : conseil et ordonnances royale</text:span> </text:p>
      <text:p text:style-name="P15">- développe conseil permanent autour de lui ; le conseil se stabilise, il prépare les ordonnance royal qui sont construites pas l’aide du conseil.</text:p>
      <text:p text:style-name="P15">Texte de loi = texte officiel avec le Saut (matrice en métal qui est imprimé sur un rond ou ovale qui est en cire <text:span text:style-name="T18">avec décoration dessus (image du roi))</text:span>/Signature du roi , texte bref, écrit simplement </text:p>
      <text:p text:style-name="P15"/>
      <text:p text:style-name="P19">L’ordonnance de 1254 : </text:p>
      <text:p text:style-name="P16"/>
      <text:p text:style-name="P16">Texte perdu mais on connaît cette ordonnance grâce à Joinville. </text:p>
      <text:p text:style-name="P16"><text:span text:style-name="T9">Texte Joinville : L’ordonnance de 1254</text:span></text:p>
      <text:p text:style-name="P16">: une ordonnacee, un actee émanant de l’autorité royale et plus exactement d’une ordonnance de réforme à portée générale. Elle est <text:s/>insérée dans l’Histoire de Saint Louis de Jean de Joinville, ce n’est donc pas la version officielle mais sa transcription dans une œuvre biographique. </text:p>
      <text:p text:style-name="P16">Montre volonté de Saint Louis de faire le bien avec l’aide de l’administration. </text:p>
      <text:p text:style-name="P16">Contexte : 1254 : retour des croisades, royaume de France en voie unification, retour de la croisades, royaume en paix. </text:p>
      <text:p text:style-name="P16"/>
      <text:p text:style-name="P16">Montre le soucis de bien public, conception du pouvoir royal éloignée du pouvoir carolingien. </text:p>
      <text:p text:style-name="P16"/>
      <text:p text:style-name="P16">La Grande ordonnance de 1254 permet elle de comprendrela conception du pouvoir royal de saint Louis ? Comment comprendre la notion ? </text:p>
      <text:p text:style-name="P16"/>
      <text:p text:style-name="P16">« Nous, Louis ... »</text:p>
      <text:p text:style-name="P16">- l’ordonnance commence comme une charte. : « Nous, Louis »</text:p>
      <text:p text:style-name="P16">- roi de France</text:p>
      <text:p text:style-name="P16">- ordonnance qui vise des personnes qui ont pour destinataire : les baillis<text:span text:style-name="T19">(baillis et prévôt pareil mais change en fonction du territoire)</text:span>, les vicomtes(officier nommé dans contrôle périphérique du royaume), prévôts, maires(agent administration d’une ville) = officiers</text:p>
      <text:p text:style-name="P17">Leur donne certains pouvoir, pour être sur qu’il le fasse, il leur demande de prêter serment <text:s/></text:p>
      <text:p text:style-name="P17">= engagement : rendre la justice équitable pour les pauvres comme les riches, pas favoriser amis </text:p>
      <text:p text:style-name="P17">La loi du roi : concerne : contrôle de la monnaie, crime de sang</text:p>
      <text:p text:style-name="P17">sergent : représentant du baillis, celui qui bouge </text:p>
      <text:p text:style-name="P17">forestier : représentant du roi dans les forêts = forêt publique = domaine de gestion soigné de la nature + endroit de chasse </text:p>
      <text:p text:style-name="P16"/>
      <text:p text:style-name="P17">= ce personnel doit prêter serment : pour ne pas avoir contre leur serment → si oui, puni de leur bien&amp;personne. </text:p>
      <text:p text:style-name="P17"/>
      <text:p text:style-name="P17">Ne doivent pas inventé de nouvelles taxes </text:p>
      <text:p text:style-name="P18">Le roi envoit enquêteurs pour voir s’ils gouverne bien et qu’ils ne donnent pas de cadeaux personnels. </text:p>
      <text:p text:style-name="P18"><text:soft-page-break/>Taverne : jeu de dé = pas voulu pas l’église amène au pêché </text:p>
      <text:p text:style-name="P14"/>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adea" svg:font-family="Calade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2:15:59.726000000</meta:creation-date>
    <dc:date>2018-03-28T10:39:33.015000000</dc:date>
    <meta:editing-duration>PT34M34S</meta:editing-duration>
    <meta:editing-cycles>4</meta:editing-cycles>
    <meta:generator>LibreOffice/5.3.7.2$Windows_X86_64 LibreOffice_project/6b8ed514a9f8b44d37a1b96673cbbdd077e24059</meta:generator>
    <meta:document-statistic meta:table-count="0" meta:image-count="0" meta:object-count="0" meta:page-count="4" meta:paragraph-count="75" meta:word-count="1510" meta:character-count="8715" meta:non-whitespace-character-count="7217"/>
  </office:meta>
</office:document-meta>
</file>